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22-03-01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21-01-08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20-01-29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19-02-07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18-01-03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17-01-31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16-02-29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15-02-17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14-01-08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13-01-08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12-01-0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11-01-0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10-01-14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09-01-20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08-01-23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07-01-08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06-01-10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05-01-1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04-01-27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03-01-11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0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01-02-1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2000-02-2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199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00095534501</text:p>
          </table:table-cell>
          <table:table-cell office:value-type="string" calcext:value-type="string">
            <text:p>199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